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333ff" fo:font-size="32pt" style:font-size-asian="32pt" style:font-size-complex="32pt"/>
    </style:style>
    <style:style style:name="P2" style:family="paragraph" style:parent-style-name="Standard">
      <style:paragraph-properties fo:text-align="start" style:justify-single-word="false"/>
      <style:text-properties fo:color="#3333ff"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color="#000000" fo:font-size="22pt" style:font-size-asian="22pt" style:font-size-complex="22pt"/>
    </style:style>
    <style:style style:name="T1" style:family="text">
      <style:text-properties fo:color="#000000"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/OS</text:p>
      <text:p text:style-name="P2"><text:span text:style-name="T1">z/OS is a 64-bit operating system for IBM mainframes, produced by IBM.</text:span></text:p>
      <text:p text:style-name="P2"><text:span text:style-name="T1"/></text:p>
      <text:p text:style-name="P2"><text:span text:style-name="T1">It supports stable mainframe systems and standards such as COBOL, CICS, IMS, DB2, RACF, SNA, IBM MQ, recordoriented data acces methods, REXX, CLIST, SMP/E, JCL, TSO/E, and ISPF, among others.</text:span></text:p>
      <text:p text:style-name="P2"><text:span text:style-name="T1"/></text:p>
      <text:p text:style-name="P2"><text:span text:style-name="T1">z/OS also supports 64-bit C, Java, C++, and UNIX (Single Unix Specification) APIs and applications through UNIX System Services.</text:span></text:p>
      <text:p text:style-name="P2"><text:span text:style-name="T1"/></text:p>
      <text:p text:style-name="P2"><text:span text:style-name="T1">The Open Group certifies z/OS as a compliant UNIX operating system with UNIX/Linux-style hierarchical HFS and zFS file systems.</text:span></text:p>
      <text:p text:style-name="P3"/>
      <text:p text:style-name="P3">z/OS can communicate <text:s/>directly via TCP/IP, including IPv6, and includes standard HTTP servers along with other common services such as FTP, CIFS/SMB and NF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k Spisak</meta:initial-creator>
    <meta:creation-date>2019-09-13T09:12:15.50</meta:creation-date>
    <dc:date>2019-09-14T13:57:32.56</dc:date>
    <dc:creator>Patrick Spisak</dc:creator>
    <meta:editing-duration>PT14H7M52S</meta:editing-duration>
    <meta:editing-cycles>5</meta:editing-cycles>
    <meta:generator>OpenOffice/4.1.6$Win32 OpenOffice.org_project/416m1$Build-9790</meta:generator>
    <meta:document-statistic meta:table-count="0" meta:image-count="0" meta:object-count="0" meta:page-count="1" meta:paragraph-count="6" meta:word-count="105" meta:character-count="677"/>
  </office:meta>
</office:document-meta>
</file>